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automatic-styles>
    <style:style style:name="P1" style:family="paragraph" style:parent-style-name="Standard">
      <style:text-properties officeooo:rsid="000626cf" officeooo:paragraph-rsid="000626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thouight money qeuals freedom. It does not. It never hass and never will. Money is an illusion. Made to make us slaves content with our pathetic lives. Forcing us to drown in a never ending sea of meaningless materialistic nonsense. Bring children into this plane of existance only for them to be slaves. Handed over to our owners with no resistance. The fear that they can loose everything they worked for if they fall out of line. The attachment to the systems emposed on us keeps them locked. To seek freedom is criminal. Outlaw. Unfortunetly. The above descriibes my entire family. Old friends and new aquaintances. </text:p>
      <text:p text:style-name="P1"/>
      <text:p text:style-name="P1"/>
      <text:p text:style-name="P1"/>
      <text:p text:style-name="P1"/>
      <text:p text:style-name="P1"/>
      <text:p text:style-name="P1"/>
      <text:p text:style-name="P1"/>
      <text:p text:style-name="P1">I know okay. I know. I hate all these people. <text:s/></text:p>
      <text:p text:style-name="P1"/>
      <text:p text:style-name="P1"/>
      <text:p text:style-name="P1"/>
      <text:p text:style-name="P1">I need to get the fuk out of here. Yes hi. Its me. Fuck you too. I wont live here. I thought we establisdhed that?. Then why am I stil herre. Yres. I know touy little butllshity planbs. no. nmo.it wont work. Tf you </text:p>
      <text:p text:style-name="P1"/>
      <text:p text:style-name="P1"/>
      <text:p text:style-name="P1"/>
      <text:p text:style-name="P1"/>
      <text:p text:style-name="P1"/>
      <text:p text:style-name="P1"/>
      <text:p text:style-name="P1"/>
      <text:p text:style-name="P1">self im provment this. <text:s/>Fuckyou. Just giv em y mean. Its been nearly an entire year and wewe stil;l ghave made no progress to movbee</text:p>
      <text:p text:style-name="P1">\</text:p>
      <text:p text:style-name="P1"/>
      <text:p text:style-name="P1"/>
      <text:p text:style-name="P1">let me get us onto this schedual. Then. I will let weed and alcohol back in. here is the agreemwnt. Actually no alcohol. We don’t want it right. You were mainly pissed about weed. Alcohol is wack tbh. It just makes you dumb. At least with weed we can pick and choose what feeling we want. Also no hangover. Also also. My ears don’t get all fucked the next day. Also also. Less cleanup. So yeah. Fuck alcohol. And weed im down. But only on the schedual.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7T13:28:34.807074768</meta:creation-date>
    <dc:date>2023-12-17T16:23:52.148978572</dc:date>
    <meta:editing-duration>PT2H55M17S</meta:editing-duration>
    <meta:editing-cycles>1</meta:editing-cycles>
    <meta:document-statistic meta:table-count="0" meta:image-count="0" meta:object-count="0" meta:page-count="1" meta:paragraph-count="6" meta:word-count="274" meta:character-count="1470" meta:non-whitespace-character-count="1196"/>
    <meta:generator>LibreOffice/7.5.9.2$Linux_X86_64 LibreOffice_project/50$Build-2</meta:generator>
  </office:meta>
</office:document-meta>
</file>